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936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0941in" svg:height="4.6878in" svg:x="4.4669in" svg:y="0.2484in">
            <draw:object draw:notify-on-update-of-ranges="Sheet1.B1:Sheet1.B1 Sheet1.C1:Sheet1.C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7.9453in" svg:height="3.8862in" svg:x="4.5787in" svg:y="5.126in">
            <draw:object draw:notify-on-update-of-ranges="Sheet1.A14:Sheet1.A17 Sheet1.B1:Sheet1.B1 Sheet1.B14:Sheet1.B17 Sheet1.C1:Sheet1.C1 Sheet1.C14:Sheet1.C1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7.8323in" svg:height="4.4008in" svg:x="4.6331in" svg:y="9.4008in">
            <draw:object draw:notify-on-update-of-ranges="Sheet1.A18:Sheet1.A21 Sheet1.B1:Sheet1.B1 Sheet1.B18:Sheet1.B21 Sheet1.C1:Sheet1.C1 Sheet1.C18:Sheet1.C2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TESTCASE</text:p>
          </table:table-cell>
          <table:table-cell office:value-type="string">
            <text:p>Breach</text:p>
          </table:table-cell>
          <table:table-cell office:value-type="string">
            <text:p>CUDA Impl</text:p>
          </table:table-cell>
        </table:table-row>
        <table:table-row table:style-name="ro1">
          <table:table-cell office:value-type="string">
            <text:p>AND-1000</text:p>
          </table:table-cell>
          <table:table-cell office:value-type="float" office:value="0.008537">
            <text:p>0.008537</text:p>
          </table:table-cell>
          <table:table-cell office:value-type="float" office:value="0.0020602">
            <text:p>0.0020602</text:p>
          </table:table-cell>
        </table:table-row>
        <table:table-row table:style-name="ro1">
          <table:table-cell office:value-type="string">
            <text:p>AND-10000</text:p>
          </table:table-cell>
          <table:table-cell office:value-type="float" office:value="0.0112835">
            <text:p>0.0112835</text:p>
          </table:table-cell>
          <table:table-cell office:value-type="float" office:value="0.0022047">
            <text:p>0.0022047</text:p>
          </table:table-cell>
        </table:table-row>
        <table:table-row table:style-name="ro1">
          <table:table-cell office:value-type="string">
            <text:p>AND-100000</text:p>
          </table:table-cell>
          <table:table-cell office:value-type="float" office:value="0.0462363">
            <text:p>0.0462363</text:p>
          </table:table-cell>
          <table:table-cell office:value-type="float" office:value="0.0058192">
            <text:p>0.0058192</text:p>
          </table:table-cell>
        </table:table-row>
        <table:table-row table:style-name="ro1">
          <table:table-cell office:value-type="string">
            <text:p>AND-1000000</text:p>
          </table:table-cell>
          <table:table-cell office:value-type="float" office:value="0.419245">
            <text:p>0.419245</text:p>
          </table:table-cell>
          <table:table-cell office:value-type="float" office:value="0.0292798">
            <text:p>0.0292798</text:p>
          </table:table-cell>
        </table:table-row>
        <table:table-row table:style-name="ro1">
          <table:table-cell office:value-type="string">
            <text:p>OR-1000</text:p>
          </table:table-cell>
          <table:table-cell office:value-type="float" office:value="0.0085167">
            <text:p>0.0085167</text:p>
          </table:table-cell>
          <table:table-cell office:value-type="float" office:value="0.0019594">
            <text:p>0.0019594</text:p>
          </table:table-cell>
        </table:table-row>
        <table:table-row table:style-name="ro1">
          <table:table-cell office:value-type="string">
            <text:p>OR-10000</text:p>
          </table:table-cell>
          <table:table-cell office:value-type="float" office:value="0.011373">
            <text:p>0.011373</text:p>
          </table:table-cell>
          <table:table-cell office:value-type="float" office:value="0.0020112">
            <text:p>0.0020112</text:p>
          </table:table-cell>
        </table:table-row>
        <table:table-row table:style-name="ro1">
          <table:table-cell office:value-type="string">
            <text:p>OR-100000</text:p>
          </table:table-cell>
          <table:table-cell office:value-type="float" office:value="0.0456035">
            <text:p>0.0456035</text:p>
          </table:table-cell>
          <table:table-cell office:value-type="float" office:value="0.0059583">
            <text:p>0.0059583</text:p>
          </table:table-cell>
        </table:table-row>
        <table:table-row table:style-name="ro1">
          <table:table-cell office:value-type="string">
            <text:p>OR-1000000</text:p>
          </table:table-cell>
          <table:table-cell office:value-type="float" office:value="0.414588">
            <text:p>0.414588</text:p>
          </table:table-cell>
          <table:table-cell office:value-type="float" office:value="0.0307683">
            <text:p>0.0307683</text:p>
          </table:table-cell>
        </table:table-row>
        <table:table-row table:style-name="ro1">
          <table:table-cell office:value-type="string">
            <text:p>EVTL-1000</text:p>
          </table:table-cell>
          <table:table-cell office:value-type="float" office:value="0.0055257">
            <text:p>0.0055257</text:p>
          </table:table-cell>
          <table:table-cell office:value-type="float" office:value="0.0007248">
            <text:p>0.0007248</text:p>
          </table:table-cell>
        </table:table-row>
        <table:table-row table:style-name="ro1">
          <table:table-cell office:value-type="string">
            <text:p>EVTL-10000</text:p>
          </table:table-cell>
          <table:table-cell office:value-type="float" office:value="0.0065984">
            <text:p>0.0065984</text:p>
          </table:table-cell>
          <table:table-cell office:value-type="float" office:value="0.0007475">
            <text:p>0.0007475</text:p>
          </table:table-cell>
        </table:table-row>
        <table:table-row table:style-name="ro1">
          <table:table-cell office:value-type="string">
            <text:p>EVTL-100000</text:p>
          </table:table-cell>
          <table:table-cell office:value-type="float" office:value="0.0202731">
            <text:p>0.0202731</text:p>
          </table:table-cell>
          <table:table-cell office:value-type="float" office:value="0.0015166">
            <text:p>0.0015166</text:p>
          </table:table-cell>
        </table:table-row>
        <table:table-row table:style-name="ro1">
          <table:table-cell office:value-type="string">
            <text:p>EVTL-1000000</text:p>
          </table:table-cell>
          <table:table-cell office:value-type="float" office:value="0.181179">
            <text:p>0.181179</text:p>
          </table:table-cell>
          <table:table-cell office:value-type="float" office:value="0.0049285">
            <text:p>0.0049285</text:p>
          </table:table-cell>
        </table:table-row>
        <table:table-row table:style-name="ro1">
          <table:table-cell office:value-type="string">
            <text:p>ALW-1000</text:p>
          </table:table-cell>
          <table:table-cell office:value-type="float" office:value="0.0055393">
            <text:p>0.0055393</text:p>
          </table:table-cell>
          <table:table-cell office:value-type="float" office:value="0.0008524">
            <text:p>0.0008524</text:p>
          </table:table-cell>
        </table:table-row>
        <table:table-row table:style-name="ro1">
          <table:table-cell office:value-type="string">
            <text:p>ALW-10000</text:p>
          </table:table-cell>
          <table:table-cell office:value-type="float" office:value="0.0066323">
            <text:p>0.0066323</text:p>
          </table:table-cell>
          <table:table-cell office:value-type="float" office:value="0.000817">
            <text:p>0.000817</text:p>
          </table:table-cell>
        </table:table-row>
        <table:table-row table:style-name="ro1">
          <table:table-cell office:value-type="string">
            <text:p>ALW-100000</text:p>
          </table:table-cell>
          <table:table-cell office:value-type="float" office:value="0.0201919">
            <text:p>0.0201919</text:p>
          </table:table-cell>
          <table:table-cell office:value-type="float" office:value="0.0019874">
            <text:p>0.0019874</text:p>
          </table:table-cell>
        </table:table-row>
        <table:table-row table:style-name="ro1">
          <table:table-cell office:value-type="string">
            <text:p>ALW-1000000</text:p>
          </table:table-cell>
          <table:table-cell office:value-type="float" office:value="0.178335">
            <text:p>0.178335</text:p>
          </table:table-cell>
          <table:table-cell office:value-type="float" office:value="0.0055052">
            <text:p>0.0055052</text:p>
          </table:table-cell>
        </table:table-row>
        <table:table-row table:style-name="ro1">
          <table:table-cell office:value-type="string">
            <text:p>UNTIL-1000</text:p>
          </table:table-cell>
          <table:table-cell office:value-type="float" office:value="0.0101247">
            <text:p>0.0101247</text:p>
          </table:table-cell>
          <table:table-cell office:value-type="float" office:value="0.0067563">
            <text:p>0.0067563</text:p>
          </table:table-cell>
        </table:table-row>
        <table:table-row table:style-name="ro1">
          <table:table-cell office:value-type="string">
            <text:p>UNTIL-10000</text:p>
          </table:table-cell>
          <table:table-cell office:value-type="float" office:value="0.0258194">
            <text:p>0.0258194</text:p>
          </table:table-cell>
          <table:table-cell office:value-type="float" office:value="0.0276133">
            <text:p>0.0276133</text:p>
          </table:table-cell>
        </table:table-row>
        <table:table-row table:style-name="ro1">
          <table:table-cell office:value-type="string">
            <text:p>UNTIL-100000</text:p>
          </table:table-cell>
          <table:table-cell office:value-type="float" office:value="0.19027">
            <text:p>0.19027</text:p>
          </table:table-cell>
          <table:table-cell office:value-type="float" office:value="0.186437">
            <text:p>0.186437</text:p>
          </table:table-cell>
        </table:table-row>
        <table:table-row table:style-name="ro1">
          <table:table-cell office:value-type="string">
            <text:p>UNTIL-1000000</text:p>
          </table:table-cell>
          <table:table-cell office:value-type="float" office:value="1.88557">
            <text:p>1.88557</text:p>
          </table:table-cell>
          <table:table-cell office:value-type="float" office:value="1.73838">
            <text:p>1.73838</text:p>
          </table:table-cell>
        </table:table-row>
        <table:table-row table:style-name="ro1">
          <table:table-cell office:value-type="string">
            <text:p>AND-rand-1000</text:p>
          </table:table-cell>
          <table:table-cell office:value-type="float" office:value="0.008585">
            <text:p>0.008585</text:p>
          </table:table-cell>
          <table:table-cell office:value-type="float" office:value="0.0019869">
            <text:p>0.0019869</text:p>
          </table:table-cell>
        </table:table-row>
        <table:table-row table:style-name="ro1">
          <table:table-cell office:value-type="string">
            <text:p>AND-rand-10000</text:p>
          </table:table-cell>
          <table:table-cell office:value-type="float" office:value="0.0115598">
            <text:p>0.0115598</text:p>
          </table:table-cell>
          <table:table-cell office:value-type="float" office:value="0.0022524">
            <text:p>0.0022524</text:p>
          </table:table-cell>
        </table:table-row>
        <table:table-row table:style-name="ro1">
          <table:table-cell office:value-type="string">
            <text:p>AND-rand-100000</text:p>
          </table:table-cell>
          <table:table-cell office:value-type="float" office:value="0.0506567">
            <text:p>0.0506567</text:p>
          </table:table-cell>
          <table:table-cell office:value-type="float" office:value="0.0059055">
            <text:p>0.0059055</text:p>
          </table:table-cell>
        </table:table-row>
        <table:table-row table:style-name="ro1">
          <table:table-cell office:value-type="string">
            <text:p>AND-rand-1000000</text:p>
          </table:table-cell>
          <table:table-cell office:value-type="float" office:value="0.467222">
            <text:p>0.467222</text:p>
          </table:table-cell>
          <table:table-cell office:value-type="float" office:value="0.0297314">
            <text:p>0.0297314</text:p>
          </table:table-cell>
        </table:table-row>
        <table:table-row table:style-name="ro1">
          <table:table-cell office:value-type="string">
            <text:p>OR-rand-1000</text:p>
          </table:table-cell>
          <table:table-cell office:value-type="float" office:value="0.0085344">
            <text:p>0.0085344</text:p>
          </table:table-cell>
          <table:table-cell office:value-type="float" office:value="0.0020339">
            <text:p>0.0020339</text:p>
          </table:table-cell>
        </table:table-row>
        <table:table-row table:style-name="ro1">
          <table:table-cell office:value-type="string">
            <text:p>OR-rand-10000</text:p>
          </table:table-cell>
          <table:table-cell office:value-type="float" office:value="0.01159">
            <text:p>0.01159</text:p>
          </table:table-cell>
          <table:table-cell office:value-type="float" office:value="0.0022812">
            <text:p>0.0022812</text:p>
          </table:table-cell>
        </table:table-row>
        <table:table-row table:style-name="ro1">
          <table:table-cell office:value-type="string">
            <text:p>OR-rand-100000</text:p>
          </table:table-cell>
          <table:table-cell office:value-type="float" office:value="0.0500478">
            <text:p>0.0500478</text:p>
          </table:table-cell>
          <table:table-cell office:value-type="float" office:value="0.00651">
            <text:p>0.00651</text:p>
          </table:table-cell>
        </table:table-row>
        <table:table-row table:style-name="ro1">
          <table:table-cell office:value-type="string">
            <text:p>OR-rand-1000000</text:p>
          </table:table-cell>
          <table:table-cell office:value-type="float" office:value="0.471913">
            <text:p>0.471913</text:p>
          </table:table-cell>
          <table:table-cell office:value-type="float" office:value="0.0310023">
            <text:p>0.0310023</text:p>
          </table:table-cell>
        </table:table-row>
        <table:table-row table:style-name="ro1">
          <table:table-cell office:value-type="string">
            <text:p>EVTL-rand-1000</text:p>
          </table:table-cell>
          <table:table-cell office:value-type="float" office:value="0.0055954">
            <text:p>0.0055954</text:p>
          </table:table-cell>
          <table:table-cell office:value-type="float" office:value="0.0007289">
            <text:p>0.0007289</text:p>
          </table:table-cell>
        </table:table-row>
        <table:table-row table:style-name="ro1">
          <table:table-cell office:value-type="string">
            <text:p>EVTL-rand-10000</text:p>
          </table:table-cell>
          <table:table-cell office:value-type="float" office:value="0.0067426">
            <text:p>0.0067426</text:p>
          </table:table-cell>
          <table:table-cell office:value-type="float" office:value="0.0006979">
            <text:p>0.0006979</text:p>
          </table:table-cell>
        </table:table-row>
        <table:table-row table:style-name="ro1">
          <table:table-cell office:value-type="string">
            <text:p>EVTL-rand-100000</text:p>
          </table:table-cell>
          <table:table-cell office:value-type="float" office:value="0.020627">
            <text:p>0.020627</text:p>
          </table:table-cell>
          <table:table-cell office:value-type="float" office:value="0.0015259">
            <text:p>0.0015259</text:p>
          </table:table-cell>
        </table:table-row>
        <table:table-row table:style-name="ro1">
          <table:table-cell office:value-type="string">
            <text:p>EVTL-rand-1000000</text:p>
          </table:table-cell>
          <table:table-cell office:value-type="float" office:value="0.180013">
            <text:p>0.180013</text:p>
          </table:table-cell>
          <table:table-cell office:value-type="float" office:value="0.004893">
            <text:p>0.004893</text:p>
          </table:table-cell>
        </table:table-row>
        <table:table-row table:style-name="ro1">
          <table:table-cell office:value-type="string">
            <text:p>NOT-rand-1000</text:p>
          </table:table-cell>
          <table:table-cell office:value-type="float" office:value="0.0053446">
            <text:p>0.0053446</text:p>
          </table:table-cell>
          <table:table-cell office:value-type="float" office:value="0.0000352">
            <text:p>0.0000352</text:p>
          </table:table-cell>
        </table:table-row>
        <table:table-row table:style-name="ro1">
          <table:table-cell office:value-type="string">
            <text:p>NOT-rand-10000</text:p>
          </table:table-cell>
          <table:table-cell office:value-type="float" office:value="0.0062473">
            <text:p>0.0062473</text:p>
          </table:table-cell>
          <table:table-cell office:value-type="float" office:value="0.0000229">
            <text:p>0.0000229</text:p>
          </table:table-cell>
        </table:table-row>
        <table:table-row table:style-name="ro1">
          <table:table-cell office:value-type="string">
            <text:p>NOT-rand-100000</text:p>
          </table:table-cell>
          <table:table-cell office:value-type="float" office:value="0.0178425">
            <text:p>0.0178425</text:p>
          </table:table-cell>
          <table:table-cell office:value-type="float" office:value="0.0000954">
            <text:p>0.0000954</text:p>
          </table:table-cell>
        </table:table-row>
        <table:table-row table:style-name="ro1">
          <table:table-cell office:value-type="string">
            <text:p>NOT-rand-1000000</text:p>
          </table:table-cell>
          <table:table-cell office:value-type="float" office:value="0.156142">
            <text:p>0.156142</text:p>
          </table:table-cell>
          <table:table-cell office:value-type="float" office:value="0.0004093">
            <text:p>0.0004093</text:p>
          </table:table-cell>
        </table:table-row>
        <table:table-row table:style-name="ro1">
          <table:table-cell office:value-type="string">
            <text:p>EVTL_2_10-1000</text:p>
          </table:table-cell>
          <table:table-cell office:value-type="float" office:value="0.0055477">
            <text:p>0.0055477</text:p>
          </table:table-cell>
          <table:table-cell office:value-type="float" office:value="0.0001518">
            <text:p>0.0001518</text:p>
          </table:table-cell>
        </table:table-row>
        <table:table-row table:style-name="ro1">
          <table:table-cell office:value-type="string">
            <text:p>EVTL_10_100-10000</text:p>
          </table:table-cell>
          <table:table-cell office:value-type="float" office:value="0.007278">
            <text:p>0.007278</text:p>
          </table:table-cell>
          <table:table-cell office:value-type="float" office:value="0.0002726">
            <text:p>0.0002726</text:p>
          </table:table-cell>
        </table:table-row>
        <table:table-row table:style-name="ro1">
          <table:table-cell office:value-type="string">
            <text:p>ALW_2_10-1000</text:p>
          </table:table-cell>
          <table:table-cell office:value-type="float" office:value="0.0055657">
            <text:p>0.005565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ALW_10_100-10000</text:p>
          </table:table-cell>
          <table:table-cell office:value-type="float" office:value="0.0072426">
            <text:p>0.007242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UNTIL_2_10-1000</text:p>
          </table:table-cell>
          <table:table-cell office:value-type="float" office:value="0.0107187">
            <text:p>0.010718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UNTIL_10_100-10000</text:p>
          </table:table-cell>
          <table:table-cell office:value-type="float" office:value="0.0293632">
            <text:p>0.029363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UNTIL_50_500-100000</text:p>
          </table:table-cell>
          <table:table-cell office:value-type="float" office:value="0.229089">
            <text:p>0.229089</text:p>
          </table:table-cell>
          <table:table-cell office:value-type="float" office:value="-1">
            <text:p>-1</text:p>
          </table:table-cell>
        </table:table-row>
        <table:table-row table:style-name="ro1" table:number-rows-repeated="104853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ND" table:style-name="ta1">
        <table:shapes>
          <draw:frame draw:z-index="0" draw:style-name="gr1" draw:text-style-name="P1" svg:width="6.2988in" svg:height="3.5429in" svg:x="0.5098in" svg:y="0.2933in">
            <draw:object draw:notify-on-update-of-ranges="Sheet1.A2:Sheet1.A5 Sheet1.B1:Sheet1.B1 Sheet1.B2:Sheet1.B5 Sheet1.C1:Sheet1.C1 Sheet1.C2:Sheet1.C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table table:name="OR" table:style-name="ta1">
        <table:shapes>
          <draw:frame draw:z-index="0" draw:style-name="gr1" draw:text-style-name="P1" svg:width="6.2988in" svg:height="3.5429in" svg:x="0.3906in" svg:y="0.3768in">
            <draw:object draw:notify-on-update-of-ranges="Sheet1.A6:Sheet1.A9 Sheet1.B1:Sheet1.B1 Sheet1.B6:Sheet1.B9 Sheet1.C1:Sheet1.C1 Sheet1.C6:Sheet1.C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table table:name="NOT" table:style-name="ta1">
        <table:shapes>
          <draw:frame draw:z-index="0" draw:style-name="gr1" draw:text-style-name="P1" svg:width="6.3in" svg:height="3.5398in" svg:x="0.4661in" svg:y="0.3665in">
            <draw:object draw:notify-on-update-of-ranges="Sheet1.A34:Sheet1.A37 Sheet1.B1:Sheet1.B1 Sheet1.B34:Sheet1.B37 Sheet1.C1:Sheet1.C1 Sheet1.C34:Sheet1.C3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A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8">00/00/0000</text:date>, <text:time style:data-style-name="N2" text:time-value="0000-00-00T12:03: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8T12:04:49</dc:date>
    <dc:creator>Bernhard Denner</dc:creator>
    <meta:generator>LibreOffice/4.0.2.2$Linux_X86_64 LibreOffice_project/400m0$Build-2</meta:generator>
    <meta:editing-duration>PT6S</meta:editing-duration>
    <meta:editing-cycles>2</meta:editing-cycles>
    <meta:document-statistic meta:table-count="4" meta:cell-count="13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14cm" svg:y="0.316cm" chart:style-name="ch2">
          <text:p>AND Operator</text:p>
        </chart:title>
        <chart:legend chart:legend-position="end" svg:x="13.525cm" svg:y="3.952cm" style:legend-expansion="high" chart:style-name="ch3"/>
        <chart:plot-area chart:style-name="ch4" table:cell-range-address="Sheet1.A1:Sheet1.C5" chart:data-source-has-labels="both" svg:x="1.331cm" svg:y="1.635cm" svg:width="11.554cm" svg:height="6.204cm">
          <chartooo:coordinate-region svg:x="2.429cm" svg:y="1.834cm" svg:width="10.456cm" svg:height="5.358cm"/>
          <chart:axis chart:dimension="x" chart:name="primary-x" chart:style-name="ch5" chartooo:axis-type="auto">
            <chartooo:date-scale/>
            <chart:title svg:x="6.403cm" svg:y="8.019cm" chart:style-name="ch6">
              <text:p>Testcase</text:p>
            </chart:title>
            <chart:categories table:cell-range-address="Sheet1.A2:Sheet1.A5"/>
          </chart:axis>
          <chart:axis chart:dimension="y" chart:name="primary-y" chart:style-name="ch7">
            <chart:title svg:x="0.451cm" svg:y="5.906cm" chart:style-name="ch8">
              <text:p>Runtime in sec.</text:p>
            </chart:title>
            <chart:grid chart:style-name="ch9" chart:class="major"/>
          </chart:axis>
          <chart:series chart:style-name="ch10" chart:values-cell-range-address="Sheet1.B2:Sheet1.B5" chart:label-cell-address="Sheet1.B1:Sheet1.B1" chart:class="chart:bar">
            <chart:data-point chart:repeated="4"/>
          </chart:series>
          <chart:series chart:style-name="ch11" chart:values-cell-range-address="Sheet1.C2:Sheet1.C5" chart:label-cell-address="Sheet1.C1:Sheet1.C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ch</text:p>
                <draw:g>
                  <svg:desc>Sheet1.B1:Sheet1.B1</svg:desc>
                </draw:g>
              </table:table-cell>
              <table:table-cell office:value-type="string">
                <text:p>CUDA Imp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D-1000</text:p>
                <draw:g>
                  <svg:desc>Sheet1.A2:Sheet1.A5</svg:desc>
                </draw:g>
              </table:table-cell>
              <table:table-cell office:value-type="float" office:value="0.008537">
                <text:p>0.008537</text:p>
                <draw:g>
                  <svg:desc>Sheet1.B2:Sheet1.B5</svg:desc>
                </draw:g>
              </table:table-cell>
              <table:table-cell office:value-type="float" office:value="0.0020602">
                <text:p>0.0020602</text:p>
                <draw:g>
                  <svg:desc>Sheet1.C2:Sheet1.C5</svg:desc>
                </draw:g>
              </table:table-cell>
            </table:table-row>
            <table:table-row>
              <table:table-cell office:value-type="string">
                <text:p>AND-10000</text:p>
              </table:table-cell>
              <table:table-cell office:value-type="float" office:value="0.0112835">
                <text:p>0.0112835</text:p>
              </table:table-cell>
              <table:table-cell office:value-type="float" office:value="0.0022047">
                <text:p>0.0022047</text:p>
              </table:table-cell>
            </table:table-row>
            <table:table-row>
              <table:table-cell office:value-type="string">
                <text:p>AND-100000</text:p>
              </table:table-cell>
              <table:table-cell office:value-type="float" office:value="0.0462363">
                <text:p>0.0462363</text:p>
              </table:table-cell>
              <table:table-cell office:value-type="float" office:value="0.0058192">
                <text:p>0.0058192</text:p>
              </table:table-cell>
            </table:table-row>
            <table:table-row>
              <table:table-cell office:value-type="string">
                <text:p>AND-1000000</text:p>
              </table:table-cell>
              <table:table-cell office:value-type="float" office:value="0.419245">
                <text:p>0.419245</text:p>
              </table:table-cell>
              <table:table-cell office:value-type="float" office:value="0.0292798">
                <text:p>0.02927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47cm" svg:y="0.316cm" chart:style-name="ch2">
          <text:p>OR Operator</text:p>
        </chart:title>
        <chart:legend chart:legend-position="end" svg:x="13.525cm" svg:y="3.952cm" style:legend-expansion="high" chart:style-name="ch3"/>
        <chart:plot-area chart:style-name="ch4" table:cell-range-address="Sheet1.A6:Sheet1.C9 Sheet1.B1:Sheet1.C1" chart:data-source-has-labels="both" svg:x="1.331cm" svg:y="1.635cm" svg:width="11.554cm" svg:height="6.204cm">
          <chartooo:coordinate-region svg:x="2.429cm" svg:y="1.834cm" svg:width="10.456cm" svg:height="5.358cm"/>
          <chart:axis chart:dimension="x" chart:name="primary-x" chart:style-name="ch5" chartooo:axis-type="auto">
            <chartooo:date-scale/>
            <chart:title svg:x="5.939cm" svg:y="8.019cm" chart:style-name="ch6">
              <text:p>Runtime in sec.</text:p>
            </chart:title>
            <chart:categories table:cell-range-address="Sheet1.A6:Sheet1.A9"/>
          </chart:axis>
          <chart:axis chart:dimension="y" chart:name="primary-y" chart:style-name="ch7">
            <chart:title svg:x="0.451cm" svg:y="5.442cm" chart:style-name="ch8">
              <text:p>Testcase</text:p>
            </chart:title>
            <chart:grid chart:style-name="ch9" chart:class="major"/>
          </chart:axis>
          <chart:series chart:style-name="ch10" chart:values-cell-range-address="Sheet1.B6:Sheet1.B9" chart:label-cell-address="Sheet1.B1:Sheet1.B1" chart:class="chart:bar">
            <chart:data-point chart:repeated="4"/>
          </chart:series>
          <chart:series chart:style-name="ch11" chart:values-cell-range-address="Sheet1.C6:Sheet1.C9" chart:label-cell-address="Sheet1.C1:Sheet1.C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ch</text:p>
                <draw:g>
                  <svg:desc>Sheet1.B1:Sheet1.B1</svg:desc>
                </draw:g>
              </table:table-cell>
              <table:table-cell office:value-type="string">
                <text:p>CUDA Imp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-1000</text:p>
                <draw:g>
                  <svg:desc>Sheet1.A6:Sheet1.A9</svg:desc>
                </draw:g>
              </table:table-cell>
              <table:table-cell office:value-type="float" office:value="0.0085167">
                <text:p>0.0085167</text:p>
                <draw:g>
                  <svg:desc>Sheet1.B6:Sheet1.B9</svg:desc>
                </draw:g>
              </table:table-cell>
              <table:table-cell office:value-type="float" office:value="0.0019594">
                <text:p>0.0019594</text:p>
                <draw:g>
                  <svg:desc>Sheet1.C6:Sheet1.C9</svg:desc>
                </draw:g>
              </table:table-cell>
            </table:table-row>
            <table:table-row>
              <table:table-cell office:value-type="string">
                <text:p>OR-10000</text:p>
              </table:table-cell>
              <table:table-cell office:value-type="float" office:value="0.011373">
                <text:p>0.011373</text:p>
              </table:table-cell>
              <table:table-cell office:value-type="float" office:value="0.0020112">
                <text:p>0.0020112</text:p>
              </table:table-cell>
            </table:table-row>
            <table:table-row>
              <table:table-cell office:value-type="string">
                <text:p>OR-100000</text:p>
              </table:table-cell>
              <table:table-cell office:value-type="float" office:value="0.0456035">
                <text:p>0.0456035</text:p>
              </table:table-cell>
              <table:table-cell office:value-type="float" office:value="0.0059583">
                <text:p>0.0059583</text:p>
              </table:table-cell>
            </table:table-row>
            <table:table-row>
              <table:table-cell office:value-type="string">
                <text:p>OR-1000000</text:p>
              </table:table-cell>
              <table:table-cell office:value-type="float" office:value="0.414588">
                <text:p>0.414588</text:p>
              </table:table-cell>
              <table:table-cell office:value-type="float" office:value="0.0307683">
                <text:p>0.03076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8.992cm" xlink:href=".." xlink:type="simple" chart:class="chart:bar" chart:style-name="ch1">
        <chart:title svg:x="6.515cm" svg:y="0.315cm" chart:style-name="ch2">
          <text:p>NOT Operator</text:p>
        </chart:title>
        <chart:legend chart:legend-position="end" svg:x="13.528cm" svg:y="3.948cm" style:legend-expansion="high" chart:style-name="ch3"/>
        <chart:plot-area chart:style-name="ch4" table:cell-range-address="Sheet1.A34:Sheet1.C37 Sheet1.B1:Sheet1.C1" chart:data-source-has-labels="both" svg:x="1.331cm" svg:y="1.631cm" svg:width="11.557cm" svg:height="6.201cm">
          <chartooo:coordinate-region svg:x="2.799cm" svg:y="1.83cm" svg:width="9.786cm" svg:height="4.957cm"/>
          <chart:axis chart:dimension="x" chart:name="primary-x" chart:style-name="ch5" chartooo:axis-type="auto">
            <chartooo:date-scale/>
            <chart:title svg:x="6.404cm" svg:y="8.011cm" chart:style-name="ch6">
              <text:p>Testcase</text:p>
            </chart:title>
            <chart:categories table:cell-range-address="Sheet1.A34:Sheet1.A37"/>
          </chart:axis>
          <chart:axis chart:dimension="y" chart:name="primary-y" chart:style-name="ch7">
            <chart:title svg:x="0.451cm" svg:y="5.9cm" chart:style-name="ch8">
              <text:p>Runtime in sec.</text:p>
            </chart:title>
            <chart:grid chart:style-name="ch9" chart:class="major"/>
          </chart:axis>
          <chart:series chart:style-name="ch10" chart:values-cell-range-address="Sheet1.B34:Sheet1.B37" chart:label-cell-address="Sheet1.B1:Sheet1.B1" chart:class="chart:bar">
            <chart:data-point chart:repeated="4"/>
          </chart:series>
          <chart:series chart:style-name="ch11" chart:values-cell-range-address="Sheet1.C34:Sheet1.C37" chart:label-cell-address="Sheet1.C1:Sheet1.C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ch</text:p>
                <draw:g>
                  <svg:desc>Sheet1.B1:Sheet1.B1</svg:desc>
                </draw:g>
              </table:table-cell>
              <table:table-cell office:value-type="string">
                <text:p>CUDA Imp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T-rand-1000</text:p>
                <draw:g>
                  <svg:desc>Sheet1.A34:Sheet1.A37</svg:desc>
                </draw:g>
              </table:table-cell>
              <table:table-cell office:value-type="float" office:value="0.0053446">
                <text:p>0.0053446</text:p>
                <draw:g>
                  <svg:desc>Sheet1.B34:Sheet1.B37</svg:desc>
                </draw:g>
              </table:table-cell>
              <table:table-cell office:value-type="float" office:value="0.0000352">
                <text:p>0.0000352</text:p>
                <draw:g>
                  <svg:desc>Sheet1.C34:Sheet1.C37</svg:desc>
                </draw:g>
              </table:table-cell>
            </table:table-row>
            <table:table-row>
              <table:table-cell office:value-type="string">
                <text:p>NOT-rand-10000</text:p>
              </table:table-cell>
              <table:table-cell office:value-type="float" office:value="0.0062473">
                <text:p>0.0062473</text:p>
              </table:table-cell>
              <table:table-cell office:value-type="float" office:value="0.0000229">
                <text:p>0.0000229</text:p>
              </table:table-cell>
            </table:table-row>
            <table:table-row>
              <table:table-cell office:value-type="string">
                <text:p>NOT-rand-100000</text:p>
              </table:table-cell>
              <table:table-cell office:value-type="float" office:value="0.0178425">
                <text:p>0.0178425</text:p>
              </table:table-cell>
              <table:table-cell office:value-type="float" office:value="0.0000954">
                <text:p>0.0000954</text:p>
              </table:table-cell>
            </table:table-row>
            <table:table-row>
              <table:table-cell office:value-type="string">
                <text:p>NOT-rand-1000000</text:p>
              </table:table-cell>
              <table:table-cell office:value-type="float" office:value="0.156142">
                <text:p>0.156142</text:p>
              </table:table-cell>
              <table:table-cell office:value-type="float" office:value="0.0004093">
                <text:p>0.00040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56cm" svg:height="11.908cm" xlink:href=".." xlink:type="simple" chart:class="chart:bar" chart:style-name="ch1">
        <chart:title svg:x="7.842cm" svg:y="0.374cm" chart:style-name="ch2">
          <text:p>EVENTUALLY Operator</text:p>
        </chart:title>
        <chart:legend chart:legend-position="end" svg:x="18.085cm" svg:y="5.406cm" style:legend-expansion="high" chart:style-name="ch3"/>
        <chart:plot-area chart:style-name="ch4" table:cell-range-address="Sheet1.A10:Sheet1.C13 Sheet1.A30:Sheet1.C33 Sheet1.A38:Sheet1.C39 Sheet1.B1:Sheet1.C1" chart:data-source-has-labels="both" svg:x="1.422cm" svg:y="1.867cm" svg:width="15.841cm" svg:height="8.822cm">
          <chartooo:coordinate-region svg:x="2.705cm" svg:y="2.066cm" svg:width="13.867cm" svg:height="7.736cm"/>
          <chart:axis chart:dimension="x" chart:name="primary-x" chart:style-name="ch5" chartooo:axis-type="auto">
            <chartooo:date-scale/>
            <chart:title svg:x="8.557cm" svg:y="10.927cm" chart:style-name="ch6">
              <text:p>Testcases</text:p>
            </chart:title>
            <chart:categories table:cell-range-address="Sheet1.A10:Sheet1.A13 Sheet1.A30:Sheet1.A33 Sheet1.A38:Sheet1.A39"/>
          </chart:axis>
          <chart:axis chart:dimension="y" chart:name="primary-y" chart:style-name="ch7">
            <chart:title svg:x="0.451cm" svg:y="7.447cm" chart:style-name="ch8">
              <text:p>Runtime in sec.</text:p>
            </chart:title>
            <chart:grid chart:style-name="ch9" chart:class="major"/>
          </chart:axis>
          <chart:series chart:style-name="ch10" chart:values-cell-range-address="Sheet1.B10:Sheet1.B13 Sheet1.B30:Sheet1.B33 Sheet1.B38:Sheet1.B39" chart:label-cell-address="Sheet1.B1:Sheet1.B1" chart:class="chart:bar">
            <chart:data-point chart:repeated="10"/>
          </chart:series>
          <chart:series chart:style-name="ch11" chart:values-cell-range-address="Sheet1.C10:Sheet1.C13 Sheet1.C30:Sheet1.C33 Sheet1.C38:Sheet1.C39" chart:label-cell-address="Sheet1.C1:Sheet1.C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ch</text:p>
                <draw:g>
                  <svg:desc>Sheet1.B1:Sheet1.B1</svg:desc>
                </draw:g>
              </table:table-cell>
              <table:table-cell office:value-type="string">
                <text:p>CUDA Imp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VTL-1000</text:p>
                <draw:g>
                  <svg:desc>Sheet1.A10:Sheet1.A13 Sheet1.A30:Sheet1.A33 Sheet1.A38:Sheet1.A39</svg:desc>
                </draw:g>
              </table:table-cell>
              <table:table-cell office:value-type="float" office:value="0.0055257">
                <text:p>0.0055257</text:p>
                <draw:g>
                  <svg:desc>Sheet1.B10:Sheet1.B13 Sheet1.B30:Sheet1.B33 Sheet1.B38:Sheet1.B39</svg:desc>
                </draw:g>
              </table:table-cell>
              <table:table-cell office:value-type="float" office:value="0.0007248">
                <text:p>0.0007248</text:p>
                <draw:g>
                  <svg:desc>Sheet1.C10:Sheet1.C13 Sheet1.C30:Sheet1.C33 Sheet1.C38:Sheet1.C39</svg:desc>
                </draw:g>
              </table:table-cell>
            </table:table-row>
            <table:table-row>
              <table:table-cell office:value-type="string">
                <text:p>EVTL-10000</text:p>
              </table:table-cell>
              <table:table-cell office:value-type="float" office:value="0.0065984">
                <text:p>0.0065984</text:p>
              </table:table-cell>
              <table:table-cell office:value-type="float" office:value="0.0007475">
                <text:p>0.0007475</text:p>
              </table:table-cell>
            </table:table-row>
            <table:table-row>
              <table:table-cell office:value-type="string">
                <text:p>EVTL-100000</text:p>
              </table:table-cell>
              <table:table-cell office:value-type="float" office:value="0.0202731">
                <text:p>0.0202731</text:p>
              </table:table-cell>
              <table:table-cell office:value-type="float" office:value="0.0015166">
                <text:p>0.0015166</text:p>
              </table:table-cell>
            </table:table-row>
            <table:table-row>
              <table:table-cell office:value-type="string">
                <text:p>EVTL-1000000</text:p>
              </table:table-cell>
              <table:table-cell office:value-type="float" office:value="0.181179">
                <text:p>0.181179</text:p>
              </table:table-cell>
              <table:table-cell office:value-type="float" office:value="0.0049285">
                <text:p>0.0049285</text:p>
              </table:table-cell>
            </table:table-row>
            <table:table-row>
              <table:table-cell office:value-type="string">
                <text:p>EVTL-rand-1000</text:p>
              </table:table-cell>
              <table:table-cell office:value-type="float" office:value="0.0055954">
                <text:p>0.0055954</text:p>
              </table:table-cell>
              <table:table-cell office:value-type="float" office:value="0.0007289">
                <text:p>0.0007289</text:p>
              </table:table-cell>
            </table:table-row>
            <table:table-row>
              <table:table-cell office:value-type="string">
                <text:p>EVTL-rand-10000</text:p>
              </table:table-cell>
              <table:table-cell office:value-type="float" office:value="0.0067426">
                <text:p>0.0067426</text:p>
              </table:table-cell>
              <table:table-cell office:value-type="float" office:value="0.0006979">
                <text:p>0.0006979</text:p>
              </table:table-cell>
            </table:table-row>
            <table:table-row>
              <table:table-cell office:value-type="string">
                <text:p>EVTL-rand-100000</text:p>
              </table:table-cell>
              <table:table-cell office:value-type="float" office:value="0.020627">
                <text:p>0.020627</text:p>
              </table:table-cell>
              <table:table-cell office:value-type="float" office:value="0.0015259">
                <text:p>0.0015259</text:p>
              </table:table-cell>
            </table:table-row>
            <table:table-row>
              <table:table-cell office:value-type="string">
                <text:p>EVTL-rand-1000000</text:p>
              </table:table-cell>
              <table:table-cell office:value-type="float" office:value="0.180013">
                <text:p>0.180013</text:p>
              </table:table-cell>
              <table:table-cell office:value-type="float" office:value="0.004893">
                <text:p>0.004893</text:p>
              </table:table-cell>
            </table:table-row>
            <table:table-row>
              <table:table-cell office:value-type="string">
                <text:p>EVTL_2_10-1000</text:p>
              </table:table-cell>
              <table:table-cell office:value-type="float" office:value="0.0055477">
                <text:p>0.0055477</text:p>
              </table:table-cell>
              <table:table-cell office:value-type="float" office:value="0.0001518">
                <text:p>0.0001518</text:p>
              </table:table-cell>
            </table:table-row>
            <table:table-row>
              <table:table-cell office:value-type="string">
                <text:p>EVTL_10_100-10000</text:p>
              </table:table-cell>
              <table:table-cell office:value-type="float" office:value="0.007278">
                <text:p>0.007278</text:p>
              </table:table-cell>
              <table:table-cell office:value-type="float" office:value="0.0002726">
                <text:p>0.00027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182cm" svg:height="9.872cm" xlink:href=".." xlink:type="simple" chart:class="chart:bar" chart:style-name="ch1">
        <chart:title svg:x="8.156cm" svg:y="0.333cm" chart:style-name="ch2">
          <text:p>ALWAYS Operator</text:p>
        </chart:title>
        <chart:legend chart:legend-position="end" svg:x="17.707cm" svg:y="4.388cm" style:legend-expansion="high" chart:style-name="ch3"/>
        <chart:plot-area chart:style-name="ch4" table:cell-range-address="Sheet1.A14:Sheet1.C17 Sheet1.B1:Sheet1.C1" chart:data-source-has-labels="both" svg:x="1.414cm" svg:y="1.703cm" svg:width="15.487cm" svg:height="6.991cm">
          <chartooo:coordinate-region svg:x="2.697cm" svg:y="1.902cm" svg:width="14.204cm" svg:height="6.224cm"/>
          <chart:axis chart:dimension="x" chart:name="primary-x" chart:style-name="ch5" chartooo:axis-type="auto">
            <chartooo:date-scale/>
            <chart:title svg:x="8.452cm" svg:y="8.891cm" chart:style-name="ch6">
              <text:p>Testcase</text:p>
            </chart:title>
            <chart:categories table:cell-range-address="Sheet1.A14:Sheet1.A17"/>
          </chart:axis>
          <chart:axis chart:dimension="y" chart:name="primary-y" chart:style-name="ch7">
            <chart:title svg:x="0.451cm" svg:y="6.367cm" chart:style-name="ch8">
              <text:p>Runtime in sec.</text:p>
            </chart:title>
            <chart:grid chart:style-name="ch9" chart:class="major"/>
          </chart:axis>
          <chart:series chart:style-name="ch10" chart:values-cell-range-address="Sheet1.B14:Sheet1.B17" chart:label-cell-address="Sheet1.B1:Sheet1.B1" chart:class="chart:bar">
            <chart:data-point chart:repeated="4"/>
          </chart:series>
          <chart:series chart:style-name="ch11" chart:values-cell-range-address="Sheet1.C14:Sheet1.C17" chart:label-cell-address="Sheet1.C1:Sheet1.C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ch</text:p>
                <draw:g>
                  <svg:desc>Sheet1.B1:Sheet1.B1</svg:desc>
                </draw:g>
              </table:table-cell>
              <table:table-cell office:value-type="string">
                <text:p>CUDA Imp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W-1000</text:p>
                <draw:g>
                  <svg:desc>Sheet1.A14:Sheet1.A17</svg:desc>
                </draw:g>
              </table:table-cell>
              <table:table-cell office:value-type="float" office:value="0.0055393">
                <text:p>0.0055393</text:p>
                <draw:g>
                  <svg:desc>Sheet1.B14:Sheet1.B17</svg:desc>
                </draw:g>
              </table:table-cell>
              <table:table-cell office:value-type="float" office:value="0.0008524">
                <text:p>0.0008524</text:p>
                <draw:g>
                  <svg:desc>Sheet1.C14:Sheet1.C17</svg:desc>
                </draw:g>
              </table:table-cell>
            </table:table-row>
            <table:table-row>
              <table:table-cell office:value-type="string">
                <text:p>ALW-10000</text:p>
              </table:table-cell>
              <table:table-cell office:value-type="float" office:value="0.0066323">
                <text:p>0.0066323</text:p>
              </table:table-cell>
              <table:table-cell office:value-type="float" office:value="0.000817">
                <text:p>0.000817</text:p>
              </table:table-cell>
            </table:table-row>
            <table:table-row>
              <table:table-cell office:value-type="string">
                <text:p>ALW-100000</text:p>
              </table:table-cell>
              <table:table-cell office:value-type="float" office:value="0.0201919">
                <text:p>0.0201919</text:p>
              </table:table-cell>
              <table:table-cell office:value-type="float" office:value="0.0019874">
                <text:p>0.0019874</text:p>
              </table:table-cell>
            </table:table-row>
            <table:table-row>
              <table:table-cell office:value-type="string">
                <text:p>ALW-1000000</text:p>
              </table:table-cell>
              <table:table-cell office:value-type="float" office:value="0.178335">
                <text:p>0.178335</text:p>
              </table:table-cell>
              <table:table-cell office:value-type="float" office:value="0.0055052">
                <text:p>0.00550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895cm" svg:height="11.179cm" xlink:href=".." xlink:type="simple" chart:class="chart:bar" chart:style-name="ch1">
        <chart:title svg:x="8.289cm" svg:y="0.359cm" chart:style-name="ch2">
          <text:p>UNTIL Operator</text:p>
        </chart:title>
        <chart:legend chart:legend-position="end" svg:x="17.42cm" svg:y="5.041cm" style:legend-expansion="high" chart:style-name="ch3"/>
        <chart:plot-area chart:style-name="ch4" table:cell-range-address="Sheet1.A18:Sheet1.C21 Sheet1.B1:Sheet1.C1" chart:data-source-has-labels="both" svg:x="1.408cm" svg:y="1.807cm" svg:width="15.218cm" svg:height="8.168cm">
          <chartooo:coordinate-region svg:x="2.506cm" svg:y="2.006cm" svg:width="14.12cm" svg:height="7.322cm"/>
          <chart:axis chart:dimension="x" chart:name="primary-x" chart:style-name="ch5" chartooo:axis-type="auto">
            <chartooo:date-scale/>
            <chart:title svg:x="8.312cm" svg:y="10.198cm" chart:style-name="ch6">
              <text:p>Testcase</text:p>
            </chart:title>
            <chart:categories table:cell-range-address="Sheet1.A18:Sheet1.A21"/>
          </chart:axis>
          <chart:axis chart:dimension="y" chart:name="primary-y" chart:style-name="ch7">
            <chart:title svg:x="0.451cm" svg:y="7.06cm" chart:style-name="ch8">
              <text:p>Runtime in sec.</text:p>
            </chart:title>
            <chart:grid chart:style-name="ch9" chart:class="major"/>
          </chart:axis>
          <chart:series chart:style-name="ch10" chart:values-cell-range-address="Sheet1.B18:Sheet1.B21" chart:label-cell-address="Sheet1.B1:Sheet1.B1" chart:class="chart:bar">
            <chart:data-point chart:repeated="4"/>
          </chart:series>
          <chart:series chart:style-name="ch11" chart:values-cell-range-address="Sheet1.C18:Sheet1.C21" chart:label-cell-address="Sheet1.C1:Sheet1.C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ch</text:p>
                <draw:g>
                  <svg:desc>Sheet1.B1:Sheet1.B1</svg:desc>
                </draw:g>
              </table:table-cell>
              <table:table-cell office:value-type="string">
                <text:p>CUDA Imp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TIL-1000</text:p>
                <draw:g>
                  <svg:desc>Sheet1.A18:Sheet1.A21</svg:desc>
                </draw:g>
              </table:table-cell>
              <table:table-cell office:value-type="float" office:value="0.0101247">
                <text:p>0.0101247</text:p>
                <draw:g>
                  <svg:desc>Sheet1.B18:Sheet1.B21</svg:desc>
                </draw:g>
              </table:table-cell>
              <table:table-cell office:value-type="float" office:value="0.0067563">
                <text:p>0.0067563</text:p>
                <draw:g>
                  <svg:desc>Sheet1.C18:Sheet1.C21</svg:desc>
                </draw:g>
              </table:table-cell>
            </table:table-row>
            <table:table-row>
              <table:table-cell office:value-type="string">
                <text:p>UNTIL-10000</text:p>
              </table:table-cell>
              <table:table-cell office:value-type="float" office:value="0.0258194">
                <text:p>0.0258194</text:p>
              </table:table-cell>
              <table:table-cell office:value-type="float" office:value="0.0276133">
                <text:p>0.0276133</text:p>
              </table:table-cell>
            </table:table-row>
            <table:table-row>
              <table:table-cell office:value-type="string">
                <text:p>UNTIL-100000</text:p>
              </table:table-cell>
              <table:table-cell office:value-type="float" office:value="0.19027">
                <text:p>0.19027</text:p>
              </table:table-cell>
              <table:table-cell office:value-type="float" office:value="0.186437">
                <text:p>0.186437</text:p>
              </table:table-cell>
            </table:table-row>
            <table:table-row>
              <table:table-cell office:value-type="string">
                <text:p>UNTIL-1000000</text:p>
              </table:table-cell>
              <table:table-cell office:value-type="float" office:value="1.88557">
                <text:p>1.88557</text:p>
              </table:table-cell>
              <table:table-cell office:value-type="float" office:value="1.73838">
                <text:p>1.7383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